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 draw:fit-to-size="false" draw:fit-to-contour="false" fo:padding-top="0cm" fo:padding-bottom="0cm" fo:padding-left="0cm" fo:padding-right="0cm"/>
    </style:style>
    <style:style style:name="gr2" style:family="graphic" style:parent-style-name="standard">
      <style:graphic-properties draw:fill-color="#eb613d" draw:textarea-horizontal-align="justify" draw:textarea-vertical-align="middle" draw:auto-grow-height="false" draw:fit-to-size="false" draw:fit-to-contour="false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3cm" draw:fill="none" draw:textarea-vertical-align="middle" draw:fit-to-size="false" draw:fit-to-contour="false" fo:padding-top="0cm" fo:padding-bottom="0cm" fo:padding-left="0cm" fo:padding-right="0cm"/>
    </style:style>
    <style:style style:name="gr4" style:family="graphic" style:parent-style-name="objectwithoutfill">
      <style:graphic-properties draw:marker-end="Arrow" draw:marker-end-width="0.3cm" draw:fill="none" draw:textarea-vertical-align="middle" draw:fit-to-size="false" draw:fit-to-contour="false" fo:padding-top="0cm" fo:padding-bottom="0cm" fo:padding-left="0cm" fo:padding-right="0cm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draw:fit-to-size="false" draw:fit-to-contour="false" fo:padding-top="0cm" fo:padding-bottom="0cm" fo:padding-left="0cm" fo:padding-right="0cm"/>
    </style:style>
    <style:style style:name="gr6" style:family="graphic" style:parent-style-name="objectwithoutfill">
      <style:graphic-properties draw:marker-end="Arrow" draw:marker-end-width="0.3cm" draw:fill="none" draw:fit-to-size="false" draw:fit-to-contour="false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draw:fit-to-contour="false" fo:min-height="1.222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draw:fit-to-size="false" draw:fit-to-contour="false" fo:min-height="0.893cm" fo:min-width="11.267cm" fo:padding-top="0cm" fo:padding-bottom="0cm" fo:padding-left="0cm" fo:padding-right="0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start"/>
      <style:text-properties fo:color="#ff0000"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fo:color="#000000" fo:font-size="12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33cm" svg:height="0.695cm" svg:x="5.749cm" svg:y="6.96cm">
          <text:p text:style-name="P1">Deserializ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3.148cm" svg:height="0.794cm" svg:x="9.633cm" svg:y="3.381cm">
          <draw:glue-point draw:id="4" svg:x="1.872cm" svg:y="-4.833cm"/>
          <text:p text:style-name="P1">PE execu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0.451cm" svg:y1="11.826cm" svg:x2="1.346cm" svg:y2="11.845cm" draw:end-shape="id1" draw:end-glue-point="3" svg:d="m451 11826 895 19" svg:viewBox="0 0 896 20">
          <text:p/>
        </draw:connector>
        <draw:connector draw:style-name="gr3" draw:text-style-name="P1" draw:layer="layout" draw:type="curve" svg:x1="3.795cm" svg:y1="11.419cm" svg:x2="5.749cm" svg:y2="7.307cm" draw:start-shape="id1" draw:start-glue-point="0" draw:end-shape="id2" draw:end-glue-point="3" svg:d="m3795 11419c0-2742 651-4112 1954-4112" svg:viewBox="0 0 1955 4113">
          <text:p/>
        </draw:connector>
        <draw:connector draw:style-name="gr4" draw:text-style-name="P1" draw:layer="layout" draw:type="curve" svg:x1="7.315cm" svg:y1="6.96cm" svg:x2="9.633cm" svg:y2="3.778cm" draw:start-shape="id2" draw:start-glue-point="0" draw:end-shape="id3" draw:end-glue-point="3" svg:d="m7315 6960c0-2122 772-3182 2318-3182" svg:viewBox="0 0 2319 3183">
          <text:p/>
        </draw:connector>
        <draw:custom-shape draw:style-name="gr1" draw:text-style-name="P1" xml:id="id4" draw:id="id4" draw:layer="layout" svg:width="2.893cm" svg:height="0.695cm" svg:x="14.621cm" svg:y="6.96cm">
          <draw:glue-point draw:id="4" svg:x="1.872cm" svg:y="-4.833cm"/>
          <text:p text:style-name="P1">Serializ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5.397cm" svg:height="0.889cm" svg:x="18.455cm" svg:y="11.401cm">
          <draw:glue-point draw:id="4" svg:x="1.872cm" svg:y="-4.833cm"/>
          <text:p text:style-name="P1">Outbound channel handl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2.781cm" svg:y1="3.778cm" svg:x2="16.067cm" svg:y2="6.96cm" draw:start-shape="id3" draw:start-glue-point="1" draw:end-shape="id4" draw:end-glue-point="0" svg:d="m12781 3778c2191 0 3286 1060 3286 3182" svg:viewBox="0 0 3287 3183">
          <text:p/>
        </draw:connector>
        <draw:connector draw:style-name="gr6" draw:text-style-name="P1" draw:layer="layout" draw:type="curve" svg:x1="17.514cm" svg:y1="7.307cm" svg:x2="21.153cm" svg:y2="11.401cm" draw:start-shape="id4" draw:start-glue-point="1" draw:end-shape="id5" draw:end-glue-point="0" svg:d="m17514 7307c2426 0 3639 1364 3639 4094" svg:viewBox="0 0 3640 4095">
          <text:p/>
        </draw:connector>
        <draw:custom-shape draw:style-name="gr5" draw:text-style-name="P1" xml:id="id1" draw:id="id1" draw:layer="layout" svg:width="4.899cm" svg:height="0.853cm" svg:x="1.346cm" svg:y="11.419cm">
          <text:p text:style-name="P1">Inbound channel handl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3.852cm" svg:y1="11.845cm" svg:x2="24.701cm" svg:y2="11.858cm" draw:start-shape="id5" draw:start-glue-point="1" svg:d="m23852 11845 849 13" svg:viewBox="0 0 850 14">
          <text:p/>
        </draw:connector>
        <draw:frame draw:style-name="gr7" draw:text-style-name="P2" draw:layer="layout" svg:width="5.857cm" svg:height="1.222cm" svg:x="13.386cm" svg:y="7.688cm">
          <draw:text-box>
            <text:p text:style-name="P2"><text:span text:style-name="T1">SenderExecutorServiceFactory</text:span></text:p>
            <text:p text:style-name="P2"><text:span text:style-name="T1">(Default: </text:span><text:span text:style-name="T2">throttling</text:span><text:span text:style-name="T1">)</text:span></text:p>
          </draw:text-box>
        </draw:frame>
        <draw:frame draw:style-name="gr8" draw:text-style-name="P3" draw:layer="layout" svg:width="11.767cm" svg:height="0.941cm" svg:x="11.144cm" svg:y="9.012cm">
          <draw:text-box>
            <text:p text:style-name="P3"><text:span text:style-name="T1">RemoteSenderExecutorServiceFactory</text:span></text:p>
            <text:p text:style-name="P3"><text:span text:style-name="T1">(Default: </text:span><text:span text:style-name="T2">blocking</text:span><text:span text:style-name="T1">)</text:span></text:p>
          </draw:text-box>
        </draw:frame>
        <draw:frame draw:style-name="gr8" draw:text-style-name="P4" draw:layer="layout" svg:width="11.767cm" svg:height="0.941cm" svg:x="6.177cm" svg:y="4.25cm">
          <draw:text-box>
            <text:p text:style-name="P4">StreamExecutorServiceFactory</text:p>
            <text:p text:style-name="P4">(Default: <text:span text:style-name="T3">blocking</text:span>)</text:p>
          </draw:text-box>
        </draw:frame>
        <draw:frame draw:style-name="gr8" draw:text-style-name="P3" draw:layer="layout" svg:width="11.767cm" svg:height="0.941cm" svg:x="1.941cm" svg:y="7.688cm">
          <draw:text-box>
            <text:p text:style-name="P3"><text:span text:style-name="T1">DeserializerExecutorFactory</text:span></text:p>
            <text:p text:style-name="P3"><text:span text:style-name="T1">(Default: </text:span><text:span text:style-name="T2">blocking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7:34:11</meta:creation-date>
    <dc:date>2013-02-24T19:49:06</dc:date>
    <meta:editing-duration>PT2H2M13S</meta:editing-duration>
    <meta:editing-cycles>10</meta:editing-cycles>
    <meta:generator>LibreOffice/3.6$MacOSX_x86 LibreOffice_project/58f22d5-270d05a-e2abed1-ea17a85-9b5702</meta:generator>
    <meta:document-statistic meta:object-count="15"/>
  </office:meta>
</office:document-meta>
</file>